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Pictures/100000000000055C00000AB9B70BB532867ED9B1.jpg" manifest:media-type="image/jpeg"/>
  <manifest:file-entry manifest:full-path="Pictures/100000000000057200000AD687CB17F451E20BA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1.7cm" style:rel-column-width="45102*"/>
    </style:style>
    <style:style style:name="Table1.B" style:family="table-column">
      <style:table-column-properties style:column-width="5.3cm" style:rel-column-width="20433*"/>
    </style:style>
    <style:style style:name="Table1.1" style:family="table-row">
      <style:table-row-properties style:min-row-height="7.3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6.613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411cm"/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officeooo:rsid="001aa752" officeooo:paragraph-rsid="005e3f2b"/>
    </style:style>
    <style:style style:name="P10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1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2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4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17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8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9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20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2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22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23" style:family="paragraph" style:parent-style-name="Standard">
      <style:text-properties fo:font-weight="bold" officeooo:rsid="0071bb3e" officeooo:paragraph-rsid="0071bb3e" style:font-weight-asian="bold" style:font-weight-complex="bold"/>
    </style:style>
    <style:style style:name="P24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25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6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27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28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29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30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31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32" style:family="paragraph" style:parent-style-name="Standard">
      <style:text-properties officeooo:rsid="001df005" officeooo:paragraph-rsid="001df005"/>
    </style:style>
    <style:style style:name="P33" style:family="paragraph" style:parent-style-name="Standard">
      <style:text-properties officeooo:rsid="00255228" officeooo:paragraph-rsid="00255228"/>
    </style:style>
    <style:style style:name="P34" style:family="paragraph" style:parent-style-name="Standard">
      <style:text-properties officeooo:rsid="0028146c" officeooo:paragraph-rsid="0028146c"/>
    </style:style>
    <style:style style:name="P35" style:family="paragraph" style:parent-style-name="Standard">
      <style:text-properties officeooo:rsid="002a128d" officeooo:paragraph-rsid="002a128d"/>
    </style:style>
    <style:style style:name="P36" style:family="paragraph" style:parent-style-name="Standard">
      <style:text-properties officeooo:rsid="00363bbc" officeooo:paragraph-rsid="002a128d"/>
    </style:style>
    <style:style style:name="P37" style:family="paragraph" style:parent-style-name="Standard">
      <style:text-properties officeooo:rsid="003779e5" officeooo:paragraph-rsid="002a128d"/>
    </style:style>
    <style:style style:name="P38" style:family="paragraph" style:parent-style-name="Standard">
      <style:text-properties officeooo:rsid="003779e5" officeooo:paragraph-rsid="0033a8a2"/>
    </style:style>
    <style:style style:name="P39" style:family="paragraph" style:parent-style-name="Standard">
      <style:text-properties officeooo:rsid="003779e5" officeooo:paragraph-rsid="004a441e"/>
    </style:style>
    <style:style style:name="P40" style:family="paragraph" style:parent-style-name="Standard">
      <style:text-properties officeooo:rsid="0039de95" officeooo:paragraph-rsid="002a128d"/>
    </style:style>
    <style:style style:name="P41" style:family="paragraph" style:parent-style-name="Standard">
      <style:text-properties officeooo:rsid="00370145" officeooo:paragraph-rsid="002a128d"/>
    </style:style>
    <style:style style:name="P42" style:family="paragraph" style:parent-style-name="Standard">
      <style:text-properties officeooo:rsid="0038c49a" officeooo:paragraph-rsid="002a128d"/>
    </style:style>
    <style:style style:name="P43" style:family="paragraph" style:parent-style-name="Standard">
      <style:text-properties officeooo:rsid="0040a8c9" officeooo:paragraph-rsid="002a128d"/>
    </style:style>
    <style:style style:name="P44" style:family="paragraph" style:parent-style-name="Standard">
      <style:text-properties officeooo:rsid="0042810b" officeooo:paragraph-rsid="002a128d"/>
    </style:style>
    <style:style style:name="P45" style:family="paragraph" style:parent-style-name="Standard">
      <style:text-properties officeooo:rsid="002a519f" officeooo:paragraph-rsid="002a519f"/>
    </style:style>
    <style:style style:name="P46" style:family="paragraph" style:parent-style-name="Standard">
      <style:text-properties officeooo:rsid="0035266b" officeooo:paragraph-rsid="0035266b"/>
    </style:style>
    <style:style style:name="P47" style:family="paragraph" style:parent-style-name="Standard">
      <style:text-properties officeooo:rsid="00472287" officeooo:paragraph-rsid="0046d5b6"/>
    </style:style>
    <style:style style:name="P48" style:family="paragraph" style:parent-style-name="Standard">
      <style:text-properties officeooo:rsid="0047351a" officeooo:paragraph-rsid="00255228"/>
    </style:style>
    <style:style style:name="P49" style:family="paragraph" style:parent-style-name="Standard">
      <style:text-properties officeooo:rsid="0051bb17" officeooo:paragraph-rsid="0051bb17"/>
    </style:style>
    <style:style style:name="P50" style:family="paragraph" style:parent-style-name="Standard">
      <style:text-properties officeooo:rsid="005258b2" officeooo:paragraph-rsid="005258b2"/>
    </style:style>
    <style:style style:name="P51" style:family="paragraph" style:parent-style-name="Standard">
      <style:text-properties officeooo:rsid="0053fd57" officeooo:paragraph-rsid="0053fd57"/>
    </style:style>
    <style:style style:name="P52" style:family="paragraph" style:parent-style-name="Standard">
      <style:text-properties officeooo:rsid="005594b2" officeooo:paragraph-rsid="005594b2"/>
    </style:style>
    <style:style style:name="P53" style:family="paragraph" style:parent-style-name="Standard">
      <style:text-properties officeooo:rsid="005594b2" officeooo:paragraph-rsid="00595a45"/>
    </style:style>
    <style:style style:name="P54" style:family="paragraph" style:parent-style-name="Standard">
      <style:text-properties officeooo:rsid="0057a145" officeooo:paragraph-rsid="0057a145"/>
    </style:style>
    <style:style style:name="P55" style:family="paragraph" style:parent-style-name="Standard">
      <style:text-properties officeooo:rsid="0048ade3" officeooo:paragraph-rsid="0057a145"/>
    </style:style>
    <style:style style:name="P56" style:family="paragraph" style:parent-style-name="Standard">
      <style:text-properties officeooo:rsid="00595a45" officeooo:paragraph-rsid="00595a45"/>
    </style:style>
    <style:style style:name="P57" style:family="paragraph" style:parent-style-name="Standard">
      <style:text-properties officeooo:rsid="005b26b2" officeooo:paragraph-rsid="005b26b2"/>
    </style:style>
    <style:style style:name="P58" style:family="paragraph" style:parent-style-name="Standard">
      <style:text-properties officeooo:rsid="005b90ca" officeooo:paragraph-rsid="005b90ca"/>
    </style:style>
    <style:style style:name="P59" style:family="paragraph" style:parent-style-name="Standard">
      <style:text-properties officeooo:rsid="005ce352" officeooo:paragraph-rsid="005ce352"/>
    </style:style>
    <style:style style:name="P60" style:family="paragraph" style:parent-style-name="Standard">
      <style:text-properties officeooo:rsid="0044e43e" officeooo:paragraph-rsid="005e3f2b"/>
    </style:style>
    <style:style style:name="P61" style:family="paragraph" style:parent-style-name="Standard">
      <style:text-properties officeooo:rsid="0044e43e" officeooo:paragraph-rsid="0044e43e"/>
    </style:style>
    <style:style style:name="P62" style:family="paragraph" style:parent-style-name="Standard">
      <style:text-properties officeooo:rsid="005e3f2b" officeooo:paragraph-rsid="005e3f2b"/>
    </style:style>
    <style:style style:name="P63" style:family="paragraph" style:parent-style-name="Standard">
      <style:text-properties officeooo:rsid="0062d372" officeooo:paragraph-rsid="0062d372"/>
    </style:style>
    <style:style style:name="P64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65" style:family="paragraph" style:parent-style-name="Standard">
      <style:text-properties officeooo:rsid="006c9316" officeooo:paragraph-rsid="006c9316"/>
    </style:style>
    <style:style style:name="P66" style:family="paragraph" style:parent-style-name="Standard">
      <style:text-properties officeooo:rsid="006c9316" officeooo:paragraph-rsid="0072ae31"/>
    </style:style>
    <style:style style:name="P67" style:family="paragraph" style:parent-style-name="Standard">
      <style:text-properties officeooo:rsid="006d707e" officeooo:paragraph-rsid="006d707e"/>
    </style:style>
    <style:style style:name="P68" style:family="paragraph" style:parent-style-name="Standard">
      <style:text-properties officeooo:paragraph-rsid="006899d7"/>
    </style:style>
    <style:style style:name="P69" style:family="paragraph" style:parent-style-name="Standard">
      <style:text-properties style:text-underline-style="none" officeooo:rsid="006c9316" officeooo:paragraph-rsid="006c9316"/>
    </style:style>
    <style:style style:name="P70" style:family="paragraph" style:parent-style-name="Standard">
      <style:text-properties style:text-underline-style="none" officeooo:rsid="006d707e" officeooo:paragraph-rsid="006c9316"/>
    </style:style>
    <style:style style:name="P71" style:family="paragraph" style:parent-style-name="Standard">
      <style:text-properties officeooo:rsid="007439af" officeooo:paragraph-rsid="007439af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654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officeooo:rsid="007439af" officeooo:paragraph-rsid="007439af"/>
    </style:style>
    <style:style style:name="P89" style:family="paragraph" style:parent-style-name="Standard">
      <style:text-properties officeooo:rsid="007439af" officeooo:paragraph-rsid="00760d41"/>
    </style:style>
    <style:style style:name="P90" style:family="paragraph" style:parent-style-name="Standard">
      <style:text-properties officeooo:rsid="00760d41" officeooo:paragraph-rsid="00760d41"/>
    </style:style>
    <style:style style:name="P91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92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93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2287" style:font-weight-asian="normal" style:font-weight-complex="normal"/>
    </style:style>
    <style:style style:name="T8" style:family="text">
      <style:text-properties officeooo:rsid="00256e7d"/>
    </style:style>
    <style:style style:name="T9" style:family="text">
      <style:text-properties officeooo:rsid="002a128d"/>
    </style:style>
    <style:style style:name="T10" style:family="text">
      <style:text-properties officeooo:rsid="00363bbc"/>
    </style:style>
    <style:style style:name="T11" style:family="text">
      <style:text-properties officeooo:rsid="003779e5"/>
    </style:style>
    <style:style style:name="T12" style:family="text">
      <style:text-properties officeooo:rsid="0038c49a"/>
    </style:style>
    <style:style style:name="T13" style:family="text">
      <style:text-properties officeooo:rsid="0042810b"/>
    </style:style>
    <style:style style:name="T14" style:family="text">
      <style:text-properties officeooo:rsid="003ec78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a752" style:font-weight-asian="bold" style:font-weight-complex="bold"/>
    </style:style>
    <style:style style:name="T17" style:family="text">
      <style:text-properties fo:font-weight="bold" officeooo:rsid="005b90ca" style:font-weight-asian="bold" style:font-weight-complex="bold"/>
    </style:style>
    <style:style style:name="T18" style:family="text">
      <style:text-properties officeooo:rsid="0033a8a2"/>
    </style:style>
    <style:style style:name="T19" style:family="text">
      <style:text-properties officeooo:rsid="003ae02c"/>
    </style:style>
    <style:style style:name="T20" style:family="text">
      <style:text-properties officeooo:rsid="003f8afa"/>
    </style:style>
    <style:style style:name="T21" style:family="text">
      <style:text-properties officeooo:rsid="0044e43e"/>
    </style:style>
    <style:style style:name="T22" style:family="text">
      <style:text-properties officeooo:rsid="004563be"/>
    </style:style>
    <style:style style:name="T23" style:family="text">
      <style:text-properties officeooo:rsid="0047351a"/>
    </style:style>
    <style:style style:name="T24" style:family="text">
      <style:text-properties officeooo:rsid="0048898d"/>
    </style:style>
    <style:style style:name="T25" style:family="text">
      <style:text-properties officeooo:rsid="004d33c1"/>
    </style:style>
    <style:style style:name="T26" style:family="text">
      <style:text-properties officeooo:rsid="0051067d"/>
    </style:style>
    <style:style style:name="T27" style:family="text">
      <style:text-properties officeooo:rsid="005258b2"/>
    </style:style>
    <style:style style:name="T28" style:family="text">
      <style:text-properties officeooo:rsid="0053fd57"/>
    </style:style>
    <style:style style:name="T29" style:family="text">
      <style:text-properties officeooo:rsid="005594b2"/>
    </style:style>
    <style:style style:name="T30" style:family="text">
      <style:text-properties officeooo:rsid="005736e7"/>
    </style:style>
    <style:style style:name="T31" style:family="text">
      <style:text-properties officeooo:rsid="0057a145"/>
    </style:style>
    <style:style style:name="T32" style:family="text">
      <style:text-properties officeooo:rsid="00595a45"/>
    </style:style>
    <style:style style:name="T33" style:family="text">
      <style:text-properties officeooo:rsid="005ce352"/>
    </style:style>
    <style:style style:name="T34" style:family="text">
      <style:text-properties officeooo:rsid="005e3f2b"/>
    </style:style>
    <style:style style:name="T35" style:family="text">
      <style:text-properties officeooo:rsid="0062d372"/>
    </style:style>
    <style:style style:name="T36" style:family="text">
      <style:text-properties officeooo:rsid="006899d7"/>
    </style:style>
    <style:style style:name="T37" style:family="text">
      <style:text-properties officeooo:rsid="00691ffb"/>
    </style:style>
    <style:style style:name="T38" style:family="text">
      <style:text-properties officeooo:rsid="006ab0a8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officeooo:rsid="006d707e"/>
    </style:style>
    <style:style style:name="T41" style:family="text">
      <style:text-properties style:text-underline-style="none" officeooo:rsid="0072ae31"/>
    </style:style>
    <style:style style:name="T42" style:family="text">
      <style:text-properties officeooo:rsid="007040ed"/>
    </style:style>
    <style:style style:name="T43" style:family="text">
      <style:text-properties officeooo:rsid="0071bb3e"/>
    </style:style>
    <style:style style:name="T44" style:family="text">
      <style:text-properties officeooo:rsid="0072ae31"/>
    </style:style>
    <style:style style:name="T45" style:family="text">
      <style:text-properties officeooo:rsid="00760d41"/>
    </style:style>
    <style:style style:name="T46" style:family="text">
      <style:text-properties officeooo:rsid="00764ee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PCB_111000_V2: <text:span text:style-name="T36">Getting a new pcb up and running</text:span></text:p>
      <text:p text:style-name="P2"/>
      <text:p text:style-name="P12"><text:span text:style-name="T27">1.<text:tab/></text:span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21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8">the following</text:span> Arduino sketches <text:span text:style-name="T2">rather than <text:tab/><text:tab/>bespoke HW</text:span></text:p>
      <text:p text:style-name="P8"><text:tab/><text:tab/><text:tab/>8_UNO_AVR_programmer_V3</text:p>
      <text:p text:style-name="P11"><text:tab/><text:tab/><text:tab/><text:span text:style-name="T6">5_Project_pcb_168_V2.30_Arduino_V2</text:span></text:p>
      <text:p text:style-name="P4"/>
      <text:p text:style-name="P10"><text:span text:style-name="T27">2.<text:tab/></text:span>Setting up PCB-111000_V2</text:p>
      <text:p text:style-name="P10"/>
      <text:p text:style-name="P24"><text:span text:style-name="T15">Step 1</text:span><text:tab/><text:span text:style-name="T2">The PCB is loaded with all components except the displays and the Atmega devices</text:span></text:p>
      <text:p text:style-name="P4"/>
      <text:p text:style-name="P21">Step 2</text:p>
      <text:p text:style-name="P48">Open the sketch “8_UNO_AVR_programmer_V3”. Under Tool/Board select Arduino UNO. Connect the UNO to the PC check the port number and upload the sketch. </text:p>
      <text:p text:style-name="P33"/>
      <text:p text:style-name="P21">Step 3</text:p>
      <text:p text:style-name="P33"><text:span text:style-name="T24">Close the sketch assemble the HW (see section 3) and with the aid of the </text:span><text:a xlink:type="simple" xlink:href="mailto:Br@y" text:style-name="Internet_20_link" text:visited-style-name="Visited_20_Internet_20_Link"><text:span text:style-name="T24">Br@y</text:span></text:a><text:span text:style-name="T24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t’s internal RC oscillator</text:span></text:p>
      <text:p text:style-name="P5"><text:tab/><text:span text:style-name="T3">Allow the Atmega 168 to run so that it can upload string data to its EEPROM.</text:span></text:p>
      <text:p text:style-name="P32">Note:</text:p>
      <text:p text:style-name="P32">Terminal emulator <text:span text:style-name="T4">runs at 38.4KB and uses default settings.</text:span></text:p>
      <text:p text:style-name="P50">See section 4 for more details.</text:p>
      <text:p text:style-name="P4"/>
      <text:p text:style-name="P33"><text:span text:style-name="T15">Step 4</text:span><text:tab/><text:tab/>Load the Atmeg<text:span text:style-name="T34">a</text:span> <text:span text:style-name="T28">168</text:span> device onto the PCB11100<text:span text:style-name="T28">0 and test, then add the Atmega 328.</text:span></text:p>
      <text:p text:style-name="P7"/>
      <text:p text:style-name="P21">Step 5 </text:p>
      <text:p text:style-name="P9"><text:span text:style-name="T8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(See section 5 for more details) by:</text:span></text:p>
      <text:p text:style-name="P7"><text:tab/><text:span text:style-name="T5">Uploading the mini-OS to its flash</text:span></text:p>
      <text:p text:style-name="P33"><text:tab/><text:span text:style-name="T1">Checking the calibration of its internal RC oscillator. </text:span></text:p>
      <text:p text:style-name="P60"><text:tab/><text:span text:style-name="T5">Uploading the “Hello world” strings to its EEPROM</text:span></text:p>
      <text:p text:style-name="P61"><text:soft-page-break/><text:span text:style-name="T15">Step 6</text:span><text:tab/><text:tab/>Overwrite <text:span text:style-name="T1">“5_Project_pcb_168_V2.30_Arduino_V2” </text:span>with user projects.</text:p>
      <text:p text:style-name="P62">(See sections 6 and 7.)</text:p>
      <text:p text:style-name="P62"/>
      <text:p text:style-name="P62"><text:span text:style-name="T15">Step 7</text:span> <text:tab/><text:tab/>U<text:span text:style-name="T7">pgrade the mini_OS </text:span><text:span text:style-name="T6">if necessary (See section 8).</text:span></text:p>
      <text:p text:style-name="P18"/>
      <text:p text:style-name="P18"/>
      <text:p text:style-name="P18"><text:span text:style-name="T27">3.<text:tab/></text:span>Hardware (HW) details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72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86">Note: Atmega328 pin numbers given for a DIP28 device</text:p>
            <text:p text:style-name="P87">Remove Atmega168 before uploading <text:span text:style-name="T23">“8_UNO_AVR_programmer_V3” </text:span>sketch</text:p>
          </table:table-cell>
          <table:table-cell table:style-name="Table2.A1" table:number-columns-spanned="3" office:value-type="string">
            <text:p text:style-name="P78">UNO</text:p>
          </table:table-cell>
          <table:covered-table-cell/>
          <table:covered-table-cell/>
          <table:table-cell table:style-name="Table2.E1" office:value-type="string">
            <text:p text:style-name="P84">Plug-in pcb </text:p>
          </table:table-cell>
        </table:table-row>
        <table:table-row>
          <table:covered-table-cell/>
          <table:table-cell table:style-name="Table2.B2" office:value-type="string">
            <text:p text:style-name="P78"><text:span text:style-name="T19">UNO </text:span>Pin</text:p>
          </table:table-cell>
          <table:table-cell table:style-name="Table2.B2" table:number-columns-spanned="2" office:value-type="string">
            <text:p text:style-name="P79">Atmega 328</text:p>
          </table:table-cell>
          <table:covered-table-cell/>
          <table:table-cell table:style-name="Table2.E2" office:value-type="string">
            <text:p text:style-name="P84">Atmega168</text:p>
          </table:table-cell>
        </table:table-row>
        <table:table-row>
          <table:covered-table-cell/>
          <table:table-cell table:style-name="Table2.B2" office:value-type="string">
            <text:p text:style-name="P78"/>
          </table:table-cell>
          <table:table-cell table:style-name="Table2.B2" office:value-type="string">
            <text:p text:style-name="P79">Pin</text:p>
          </table:table-cell>
          <table:table-cell table:style-name="Table2.B2" office:value-type="string">
            <text:p text:style-name="P79">Function</text:p>
          </table:table-cell>
          <table:table-cell table:style-name="Table2.E2" office:value-type="string">
            <text:p text:style-name="P78">Pin</text:p>
          </table:table-cell>
        </table:table-row>
        <table:table-row>
          <table:covered-table-cell/>
          <table:table-cell table:style-name="Table2.B2" office:value-type="string">
            <text:p text:style-name="P78">0 <text:span text:style-name="T19">(Rx)</text:span></text:p>
          </table:table-cell>
          <table:table-cell table:style-name="Table2.B2" office:value-type="string">
            <text:p text:style-name="P80">2</text:p>
          </table:table-cell>
          <table:table-cell table:style-name="Table2.B2" office:value-type="string">
            <text:p text:style-name="P81">RXD</text:p>
          </table:table-cell>
          <table:table-cell table:style-name="Table2.E2" office:value-type="string">
            <text:p text:style-name="P78">2</text:p>
          </table:table-cell>
        </table:table-row>
        <table:table-row>
          <table:covered-table-cell/>
          <table:table-cell table:style-name="Table2.B2" office:value-type="string">
            <text:p text:style-name="P78">1 <text:span text:style-name="T19">(Tx)</text:span></text:p>
          </table:table-cell>
          <table:table-cell table:style-name="Table2.B2" office:value-type="string">
            <text:p text:style-name="P80">3</text:p>
          </table:table-cell>
          <table:table-cell table:style-name="Table2.B2" office:value-type="string">
            <text:p text:style-name="P81">TXD</text:p>
          </table:table-cell>
          <table:table-cell table:style-name="Table2.E2" office:value-type="string">
            <text:p text:style-name="P78">3</text:p>
          </table:table-cell>
        </table:table-row>
        <table:table-row>
          <table:covered-table-cell/>
          <table:table-cell table:style-name="Table2.B2" office:value-type="string">
            <text:p text:style-name="P78"/>
          </table:table-cell>
          <table:table-cell table:style-name="Table2.B2" office:value-type="string">
            <text:p text:style-name="P80"/>
          </table:table-cell>
          <table:table-cell table:style-name="Table2.B2" office:value-type="string">
            <text:p text:style-name="P81"/>
          </table:table-cell>
          <table:table-cell table:style-name="Table2.E2" office:value-type="string">
            <text:p text:style-name="P83"/>
          </table:table-cell>
        </table:table-row>
        <table:table-row>
          <table:covered-table-cell/>
          <table:table-cell table:style-name="Table2.B2" office:value-type="string">
            <text:p text:style-name="P78">11</text:p>
          </table:table-cell>
          <table:table-cell table:style-name="Table2.B2" office:value-type="string">
            <text:p text:style-name="P80">17</text:p>
          </table:table-cell>
          <table:table-cell table:style-name="Table2.B2" office:value-type="string">
            <text:p text:style-name="P81">MOSI</text:p>
          </table:table-cell>
          <table:table-cell table:style-name="Table2.E2" office:value-type="string">
            <text:p text:style-name="P79">17</text:p>
          </table:table-cell>
        </table:table-row>
        <table:table-row>
          <table:covered-table-cell/>
          <table:table-cell table:style-name="Table2.B2" office:value-type="string">
            <text:p text:style-name="P78">12</text:p>
          </table:table-cell>
          <table:table-cell table:style-name="Table2.B2" office:value-type="string">
            <text:p text:style-name="P80">18</text:p>
          </table:table-cell>
          <table:table-cell table:style-name="Table2.B2" office:value-type="string">
            <text:p text:style-name="P81">MISO</text:p>
          </table:table-cell>
          <table:table-cell table:style-name="Table2.E2" office:value-type="string">
            <text:p text:style-name="P79">18</text:p>
          </table:table-cell>
        </table:table-row>
        <table:table-row>
          <table:covered-table-cell/>
          <table:table-cell table:style-name="Table2.B2" office:value-type="string">
            <text:p text:style-name="P78">13</text:p>
          </table:table-cell>
          <table:table-cell table:style-name="Table2.B2" office:value-type="string">
            <text:p text:style-name="P80">19</text:p>
          </table:table-cell>
          <table:table-cell table:style-name="Table2.B2" office:value-type="string">
            <text:p text:style-name="P81">SCK</text:p>
          </table:table-cell>
          <table:table-cell table:style-name="Table2.E2" office:value-type="string">
            <text:p text:style-name="P79">19</text:p>
          </table:table-cell>
        </table:table-row>
        <table:table-row>
          <table:covered-table-cell/>
          <table:table-cell table:style-name="Table2.B2" office:value-type="string">
            <text:p text:style-name="P78">A3</text:p>
          </table:table-cell>
          <table:table-cell table:style-name="Table2.B2" office:value-type="string">
            <text:p text:style-name="P80">26</text:p>
          </table:table-cell>
          <table:table-cell table:style-name="Table2.B2" office:value-type="string">
            <text:p text:style-name="P81">PC3</text:p>
          </table:table-cell>
          <table:table-cell table:style-name="Table2.E2" office:value-type="string">
            <text:p text:style-name="P79">1 <text:span text:style-name="T20">(Reset)</text:span></text:p>
          </table:table-cell>
        </table:table-row>
        <table:table-row>
          <table:covered-table-cell/>
          <table:table-cell table:style-name="Table2.B2" office:value-type="string">
            <text:p text:style-name="P78">GND</text:p>
          </table:table-cell>
          <table:table-cell table:style-name="Table2.B2" office:value-type="string">
            <text:p text:style-name="P83"/>
          </table:table-cell>
          <table:table-cell table:style-name="Table2.B2" office:value-type="string">
            <text:p text:style-name="P83"/>
          </table:table-cell>
          <table:table-cell table:style-name="Table2.E2" office:value-type="string">
            <text:p text:style-name="P79">8, 22</text:p>
          </table:table-cell>
        </table:table-row>
        <table:table-row>
          <table:covered-table-cell/>
          <table:table-cell table:style-name="Table2.B2" office:value-type="string">
            <text:p text:style-name="P78">5V</text:p>
          </table:table-cell>
          <table:table-cell table:style-name="Table2.B2" office:value-type="string">
            <text:p text:style-name="P83"/>
          </table:table-cell>
          <table:table-cell table:style-name="Table2.B2" office:value-type="string">
            <text:p text:style-name="P83"/>
          </table:table-cell>
          <table:table-cell table:style-name="Table2.E2" office:value-type="string">
            <text:p text:style-name="P79">7,20</text:p>
          </table:table-cell>
        </table:table-row>
        <table:table-row>
          <table:covered-table-cell/>
          <table:table-cell table:style-name="Table2.B2" office:value-type="string">
            <text:p text:style-name="P78">8</text:p>
          </table:table-cell>
          <table:table-cell table:style-name="Table2.B2" office:value-type="string">
            <text:p text:style-name="P80">14</text:p>
          </table:table-cell>
          <table:table-cell table:style-name="Table2.B2" office:value-type="string">
            <text:p text:style-name="P82">PB0</text:p>
          </table:table-cell>
          <table:table-cell table:style-name="Table2.E2" office:value-type="string">
            <text:p text:style-name="P85">LED driver</text:p>
          </table:table-cell>
        </table:table-row>
      </table:table>
      <text:p text:style-name="P14"/>
      <text:p text:style-name="P13"/>
      <text:p text:style-name="P13"><text:span text:style-name="T27">4.<text:tab/></text:span>Driving “<text:span text:style-name="T1">8_UNO_AVR_programmer_V3”</text:span></text:p>
      <text:p text:style-name="P34"/>
      <text:p text:style-name="P35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35"><text:tab/>8 data bits, 1 stop bit, no parity or handshaking and a baud rate of 38.4KB</text:p>
      <text:p text:style-name="P35"/>
      <text:p text:style-name="P35">Click on “scan” to identify the comm port and then click on connect:</text:p>
      <text:p text:style-name="P35"/>
      <text:p text:style-name="P35">The following user prompt should be generated:</text:p>
      <text:p text:style-name="P35"><text:tab/><text:span text:style-name="T10"><text:tab/>“s <text:s/>s <text:s/>s <text:s/>s <text:s/>s <text:s/>s <text:s/>s…………….”</text:span></text:p>
      <text:p text:style-name="P35"/>
      <text:p text:style-name="P38">Step 1<text:tab/><text:tab/><text:span text:style-name="T18">Click mouse pointer in the text box (at the bottom of the </text:span><text:a xlink:type="simple" xlink:href="mailto:Br@y" text:style-name="Internet_20_link" text:visited-style-name="Visited_20_Internet_20_Link"><text:span text:style-name="T18">Br@y</text:span></text:a><text:span text:style-name="T18">++ window) and</text:span></text:p>
      <text:p text:style-name="P39"><text:tab/><text:tab/><text:span text:style-name="T18">p</text:span>ress -s- to get </text:p>
      <text:p text:style-name="P39"><text:tab/><text:tab/>“Atmega 168 detected.</text:p>
      <text:p text:style-name="P37"><text:tab/><text:tab/>Press -p- to program flash, -r- to run target, -d- to clear the target EEPROM or -x- to <text:tab/><text:tab/>escape.”</text:p>
      <text:p text:style-name="P36"/>
      <text:p text:style-name="P36">Step <text:span text:style-name="T11">2</text:span><text:tab/><text:tab/>Press -p- <text:span text:style-name="T22">and s</text:span>end “5_Project_pcb_168_V2.30_Arduino_V2.ino.eightanaloginputs”</text:p>
      <text:p text:style-name="P36"/>
      <text:p text:style-name="P36">Step <text:span text:style-name="T11">3</text:span><text:tab/><text:tab/>Follow instructions to Cal device <text:span text:style-name="T22">then g</text:span>et<text:span text:style-name="T12"> user prompt “P/S <text:s text:c="3"/>P/S <text:s text:c="3"/>P/S………….”</text:span></text:p>
      <text:p text:style-name="P36"/>
      <text:p text:style-name="P36">Step <text:span text:style-name="T11">4</text:span><text:tab/><text:tab/><text:span text:style-name="T22">P</text:span>ress -s-, <text:span text:style-name="T12">change bit rate when asked and send Text_files\</text:span>on-chip_strings.<text:span text:style-name="T26">txt</text:span></text:p>
      <text:p text:style-name="P36"/>
      <text:p text:style-name="P36"/>
      <text:p text:style-name="P49"><text:span text:style-name="T15">A bug<text:tab/></text:span><text:tab/>Sometimes random text following programming. Power cycle and reprogram.</text:p>
      <text:p text:style-name="P41"/>
      <text:p text:style-name="P41"><text:soft-page-break/>Optional steps</text:p>
      <text:p text:style-name="P41">At P/S prompt <text:span text:style-name="T12">p</text:span>ress -<text:span text:style-name="T9">v</text:span>- to get program name plus version <text:tab/>“Project_pcb_168_V2.30_Arduino”</text:p>
      <text:p text:style-name="P41"/>
      <text:p text:style-name="P42">Reset UNO <text:span text:style-name="T25">and change the BR to 38.4kB </text:span>to restore <text:span text:style-name="T10">user prompt<text:tab/>“s <text:s/>s <text:s/>s <text:s/>s <text:s/>s <text:s/>s <text:s/>s…………….”</text:span></text:p>
      <text:p text:style-name="P40">Press -<text:span text:style-name="T14">s</text:span>- <text:span text:style-name="T14">then </text:span>-d- to clear “<text:span text:style-name="T10">on-chip_strings” </text:span>and cal bytes from Atmega168 EEPROM</text:p>
      <text:p text:style-name="P42"/>
      <text:p text:style-name="P42">Reset UNO to restore <text:span text:style-name="T10">user prompt<text:tab/>“s <text:s/>s <text:s/>s <text:s/>s <text:s/>s <text:s/>s <text:s/>s…………….”</text:span></text:p>
      <text:p text:style-name="P42">Press -s- then -t- to recalibrate the Atmega 328 and restore user prompt “P/S <text:s text:c="3"/>P/S…...…”</text:p>
      <text:p text:style-name="P42"/>
      <text:p text:style-name="P42">Reset UNO to restore <text:span text:style-name="T10">user prompt<text:tab/>“s <text:s/>s <text:s/>s <text:s/>s <text:s/>s <text:s/>s <text:s/>s…………….”</text:span></text:p>
      <text:p text:style-name="P42">Press -s- then -r- to restore user prompt “P/S <text:s text:c="3"/>P/S <text:s text:c="3"/>P/S………….”</text:p>
      <text:p text:style-name="P42"/>
      <text:p text:style-name="P43">Press -s- and reprogram the on-chip strings</text:p>
      <text:p text:style-name="P43"/>
      <text:p text:style-name="P42">Reset UNO to restore <text:span text:style-name="T10">user prompt<text:tab/>“s <text:s/>s <text:s/>s <text:s/>s <text:s/>s <text:s/>s <text:s/>s…………….”</text:span></text:p>
      <text:p text:style-name="P44">Press -s- then -x- to escape</text:p>
      <text:p text:style-name="P40"/>
      <text:p text:style-name="P40">Reprogram the Atmega168 and note that it now <text:span text:style-name="T13">offers a re</text:span>calibration</text:p>
      <text:p text:style-name="P16"/>
      <text:p text:style-name="P15"/>
      <text:p text:style-name="P45"><text:span text:style-name="T17">5<text:tab/></text:span><text:span text:style-name="T15">Driving “</text:span><text:span text:style-name="T16">5_Project_pcb_168_V2.30_Arduino_V2”</text:span> </text:p>
      <text:p text:style-name="P45"/>
      <text:p text:style-name="P19">5.1<text:tab/>Add the Atmega 168</text:p>
      <text:p text:style-name="P46">Solder the Atmega 168 to the PCB-111000_V2.</text:p>
      <text:p text:style-name="P52">Press the DPDT switch left </text:p>
      <text:p text:style-name="P46"><text:span text:style-name="T29">C</text:span>onnect the pcb to a PC running <text:a xlink:type="simple" xlink:href="mailto:Br@y" text:style-name="Internet_20_link" text:visited-style-name="Visited_20_Internet_20_Link">Br@y</text:a>++ <text:span text:style-name="T30">running at 57.6KB.</text:span></text:p>
      <text:p text:style-name="P46"><text:span text:style-name="T29">Check the port and t</text:span>he user prompt “P/S <text:s text:c="2"/>P/S <text:s text:c="2"/>P/S…………..” <text:span text:style-name="T29">should be generated.</text:span></text:p>
      <text:p text:style-name="P46">Press -p- and the response TTND (Target not detected) <text:span text:style-name="T29">should also</text:span> be generated.</text:p>
      <text:p text:style-name="P51">This confirms that the USB port is working correctly.</text:p>
      <text:p text:style-name="P51"/>
      <text:p text:style-name="P19">5.2<text:tab/>Add the Atmega 328</text:p>
      <text:p text:style-name="P52">Solder on the Atmega 328 <text:span text:style-name="T30">and press -p- again to generate the prompt:</text:span></text:p>
      <text:p text:style-name="P52">“ATMEGA 328 detected</text:p>
      <text:p text:style-name="P52">Press -P- to send a program file -E- to send a text file (or X to escape).</text:p>
      <text:p text:style-name="P52">p/e <text:s text:c="3"/>p/e <text:s text:c="3"/>p/e <text:s text:c="3"/>p/e <text:s text:c="3"/>p/e <text:s text:c="3"/>p/e…..”</text:p>
      <text:p text:style-name="P54"/>
      <text:p text:style-name="P19">5.3<text:tab/>Upload the mini-OS to the Atmega 328</text:p>
      <text:p text:style-name="P54">Press -p- and send</text:p>
      <text:p text:style-name="P55">Mini-OS_V2<text:span text:style-name="T31">\Hex_files\CC_files\Mini-OS_V26_CC.hex</text:span></text:p>
      <text:p text:style-name="P54">When the LED stops flashing send 2_pcb_Bootloader_V4_28_CC.hex</text:p>
      <text:p text:style-name="P54"/>
      <text:p text:style-name="P59">Note: This assumes that Common Cathode displays are to be used. <text:s/>Similar file<text:span text:style-name="T34">s</text:span> are present for Common Anode displays.</text:p>
      <text:p text:style-name="P54"/>
      <text:p text:style-name="P19">5.4<text:tab/>Auto cal the Atmega 328</text:p>
      <text:p text:style-name="P54">Follow instructions to auto cal the Atmega238 and restore the “P/S……” prompt.</text:p>
      <text:p text:style-name="P54"/>
      <text:p text:style-name="P19">5.5<text:tab/>Upload the “Hello_world” file to the Atmega 328 EEPROM</text:p>
      <text:p text:style-name="P54">Press -p- <text:span text:style-name="T32">then</text:span> -e- <text:span text:style-name="T32">then -w- <text:s text:c="3"/>and send “Text_files\Hello_world.txt several times as requested.</text:span></text:p>
      <text:p text:style-name="P56">Finally press any key to read back the file from EEPROM.</text:p>
      <text:p text:style-name="P46"><text:soft-page-break/></text:p>
      <text:p text:style-name="P19"><text:span text:style-name="T33">6.</text:span><text:tab/>Run simple User Project</text:p>
      <text:p text:style-name="P53">Press the DPDT switch <text:span text:style-name="T32">right</text:span> <text:span text:style-name="T32">to get the “p/r <text:s text:c="2"/>p/r <text:s text:c="2"/>p/r …...” (May need to press the pcb reset switch.)</text:span></text:p>
      <text:p text:style-name="P57">Press -p- and send </text:p>
      <text:p text:style-name="P57"><text:tab/><text:tab/>“9_Nano_Projects\System_programs\Proj_9F_Test_Proj_1\<text:tab/><text:tab/><text:tab/><text:tab/><text:tab/>Proj_9F_Test_Proj_1.ino.eightanaloginputs”</text:p>
      <text:p text:style-name="P57"/>
      <text:p text:style-name="P58">At the <text:span text:style-name="T32"><text:s/>“p/r <text:s text:c="2"/>p/r <text:s text:c="2"/>p/r …...” </text:span>prompt press -r- and operate the DPDT switch. </text:p>
      <text:p text:style-name="P58">A <text:span text:style-name="T35">column of numbers will be printed out</text:span>.</text:p>
      <text:p text:style-name="P58">Press sw<text:span text:style-name="T35">1</text:span> <text:span text:style-name="T35">to repeat</text:span>.</text:p>
      <text:p text:style-name="P58"/>
      <text:p text:style-name="P58">Operate the DPDT <text:span text:style-name="T33">s</text:span>witch and press the reset switch to restore the <text:span text:style-name="T32">“p/r <text:s text:c="2"/>p/r <text:s text:c="2"/>p/r …...” </text:span>prompt.</text:p>
      <text:p text:style-name="P58">This confirms that the Atmega328 is being programmed properly and the displays can be added.</text:p>
      <text:p text:style-name="P58"/>
      <text:p text:style-name="P20"><text:span text:style-name="T33">7.</text:span><text:tab/><text:span text:style-name="T33">Check the displays</text:span></text:p>
      <text:p text:style-name="P26">Displays are driven using a multiplexer which can make fault finding difficult.</text:p>
      <text:p text:style-name="P63">Repeat as for section 6 but send “Proj_9G_Test_PCB_Assembly.ino.eightanaloginputs”. <text:s/>This turns off the multiplexer and illuminates digits one at a time.</text:p>
      <text:p text:style-name="P63">Check for dry joints or solder bridges if any segments fail to work.</text:p>
      <text:p text:style-name="P46"/>
      <text:p text:style-name="P46"/>
      <text:p text:style-name="P17"><text:span text:style-name="T34">8.<text:tab/></text:span>To upgrade the mini_OS</text:p>
      <text:p text:style-name="P47"/>
      <text:p text:style-name="P47">Push the DPDT switch right and press the reset switch.</text:p>
      <text:p text:style-name="P47">Press -p- at the “p/r <text:s/>p/r <text:s/>p/r <text:s/>p/r <text:s/>p/r….” user prompt</text:p>
      <text:p text:style-name="P47">and send 5_Project_pcb_168_V2.30_Arduino_V2.ino.eightanaloginputs</text:p>
      <text:p text:style-name="P47">Run the project to get the <text:span text:style-name="T12">“P/S <text:s text:c="3"/>P/S <text:s text:c="3"/>P/S………….” </text:span></text:p>
      <text:p text:style-name="P71">Press S and reload file “on-chip_strings.txt” containing programmer strings</text:p>
      <text:p text:style-name="P71">Press P then upload the new mini-OS <text:span text:style-name="T33">as described in section 5.3</text:span></text:p>
      <text:p text:style-name="P71"/>
      <text:p text:style-name="P71">Note: Remember to delete line :00000001FF from end of new mini-OS file </text:p>
      <text:p text:style-name="P71"/>
      <text:p text:style-name="P90"><text:span text:style-name="T15">9.<text:tab/>Optional system files</text:span></text:p>
      <text:p text:style-name="P91"/>
      <text:p text:style-name="P92"><text:span text:style-name="T15">Mini-OS_Resources\Eeprom_subroutines_PRN_alt.c</text:span>:</text:p>
      <text:p text:style-name="P92"><text:tab/>In early designs PRN generator write to the EEPROM was too frequent and EEPROM <text:tab/>burnout occurred. In this file the PRN uses a different location. It should be used if the</text:p>
      <text:p text:style-name="P92"><text:tab/>Message from the OS is always the same. </text:p>
      <text:p text:style-name="P92"/>
      <text:p text:style-name="P91">Bootloader_resources\Bootloader_main_with_OS_reset.c</text:p>
      <text:p text:style-name="P92"><text:tab/>This enables user projects to reset the mini-OS which is necessary if the I2C bus crashes <text:tab/>which it does with some routines, especially I2C_Tx_2_integers(<text:span text:style-name="T46">).</text:span></text:p>
      <text:p text:style-name="P93"><text:tab/>This optional file has only been adopted for use with some boards because of the time <text:tab/>needed for testing. </text:p>
      <text:p text:style-name="P89"/>
      <text:p text:style-name="P59"/>
      <text:p text:style-name="P22"><text:span text:style-name="T45">10</text:span>.<text:tab/> PCB assembly</text:p>
      <text:p text:style-name="P22"/>
      <text:p text:style-name="P28">Eagle circuit design and layout drawings can be found under </text:p>
      <text:p text:style-name="P30">PCB-111000_V2<text:span text:style-name="T37">\</text:span>PCB 111000_Eagle_drawings <text:span text:style-name="T37">together with a parts list.</text:span></text:p>
      <text:p text:style-name="P31"><text:soft-page-break/><text:span text:style-name="T43">The </text:span>Eagle pcb design software is required to view these</text:p>
      <text:p text:style-name="P29"/>
      <text:p text:style-name="P27">Photographs of the pcb are shown below.</text:p>
      <text:p text:style-name="P27"/>
      <text:p text:style-name="P27">Note the locations of the following components</text:p>
      <text:p text:style-name="P27"><text:tab/>The user switches sw1, sw2 and sw3</text:p>
      <text:p text:style-name="P27"><text:tab/>The double pole double throw switch (DPDT)</text:p>
      <text:p text:style-name="P27"><text:tab/><text:span text:style-name="T38">The reset switch</text:span></text:p>
      <text:p text:style-name="P27"/>
      <text:p text:style-name="P27"><text:tab/>The Atmega 168 which is in the top side of the pcb (note also the location of pin 1)</text:p>
      <text:p text:style-name="P27"><text:tab/>The Atmega 328 which is in the under side of the pcb (note also the location of pin 1)</text:p>
      <text:p text:style-name="P27"/>
      <text:p text:style-name="P27">Because of the way the two Atmega devices are assembled the pins of one of them must be soldered from the device side of the board.</text:p>
      <text:p text:style-name="P27"/>
      <text:p text:style-name="P27">Note also the orientation of the two display modules.</text:p>
      <text:p text:style-name="P29"/>
      <text:p text:style-name="P68"><draw:frame draw:style-name="fr2" draw:name="Image2" text:anchor-type="paragraph" svg:x="2.579cm" svg:y="-1.275cm" svg:width="6.424cm" svg:height="11.4cm" draw:z-index="1" draw:transform="translate (-5.791cm -4.425cm) rotate (1.5707963267949) translate (5.791cm 4.425cm)"><draw:image xlink:href="Pictures/100000000000055C00000AB9B70BB532867ED9B1.jpg" xlink:type="simple" xlink:show="embed" xlink:actuate="onLoad" loext:mime-type="image/jpe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5"><draw:frame draw:style-name="fr2" draw:name="Image3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87CB17F451E20BA3.jpg" xlink:type="simple" xlink:show="embed" xlink:actuate="onLoad" loext:mime-type="image/jpeg"/></draw:frame><text:s text:c="4"/><text:span text:style-name="T42"><text:s text:c="18"/></text:span>DPDT switch <text:s text:c="5"/>sw1 <text:s text:c="7"/>sw2 <text:s text:c="9"/>sw3</text:p>
          </table:table-cell>
          <table:table-cell table:style-name="Table1.B1" office:value-type="string">
            <text:p text:style-name="P75"/>
            <text:p text:style-name="P75"/>
            <text:p text:style-name="P75"/>
            <text:p text:style-name="P75"/>
            <text:p text:style-name="P75">Photo of PCB-111000V2 </text:p>
            <text:p text:style-name="P75"><text:span text:style-name="T38">under</text:span> side.</text:p>
            <text:p text:style-name="P75"/>
            <text:p text:style-name="P75">Solder the Atmega328 to this side carefully noting its placement and the location of pin 1.</text:p>
          </table:table-cell>
        </table:table-row>
        <table:table-row table:style-name="Table1.2">
          <table:table-cell table:style-name="Table1.A2" office:value-type="string">
            <text:p text:style-name="P74"/>
          </table:table-cell>
          <table:table-cell table:style-name="Table1.B2" office:value-type="string">
            <text:p text:style-name="P75"/>
            <text:p text:style-name="P75">Photo of PCB-111000V2 </text:p>
            <text:p text:style-name="P75"><text:s/><text:span text:style-name="T38">top </text:span>side.</text:p>
            <text:p text:style-name="P75"/>
            <text:p text:style-name="P75">Solder the Atmega<text:span text:style-name="T38">16</text:span>8 to this side carefully noting its placement and the location of pin 1.</text:p>
            <text:p text:style-name="P75"/>
            <text:p text:style-name="P76">Note also the orientation of the display modules</text:p>
          </table:table-cell>
        </table:table-row>
        <table:table-row table:style-name="Table1.3">
          <table:table-cell table:style-name="Table1.A2" office:value-type="string">
            <text:p text:style-name="P77"><text:s text:c="36"/>Reset switch</text:p>
          </table:table-cell>
          <table:table-cell table:style-name="Table1.B2" office:value-type="string">
            <text:p text:style-name="P73"/>
          </table:table-cell>
        </table:table-row>
      </table:table>
      <text:p text:style-name="P59"/>
      <text:p text:style-name="P59"/>
      <text:p text:style-name="P23"><text:soft-page-break/>1<text:span text:style-name="T45">1</text:span> <text:tab/>Getting the PCB manufacturing files</text:p>
      <text:p text:style-name="P23"/>
      <text:p text:style-name="P67">The Eagle pcb design software is required</text:p>
      <text:p text:style-name="P65">Place the Eagle <text:span text:style-name="T43">circuit </text:span>design and layout drawings in a convenient folder</text:p>
      <text:p text:style-name="P65">Open the Eagle pcb application. <text:s/>This takes the user to the Eagle control panel.</text:p>
      <text:p text:style-name="P65">Click <text:span text:style-name="T43">on (expand)</text:span><text:tab/></text:p>
      <text:p text:style-name="P65"><text:tab/>CAM Jobs</text:p>
      <text:p text:style-name="P65"><text:tab/>Examples <text:span text:style-name="T44">and open </text:span>example_2_<text:span text:style-name="T39">layer.cam</text:span></text:p>
      <text:p text:style-name="P65"><text:span text:style-name="T39">Find </text:span><text:span text:style-name="T41">and click on </text:span><text:span text:style-name="T39">the Select Board button (Bottom left of the window)</text:span></text:p>
      <text:p text:style-name="P66"><text:span text:style-name="T39"><text:tab/></text:span><text:span text:style-name="T41">Navigate to the layout drawing and select it </text:span></text:p>
      <text:p text:style-name="P66"><text:span text:style-name="T41"><text:tab/></text:span><text:span text:style-name="T39">Its name </text:span><text:span text:style-name="T41">will be</text:span><text:span text:style-name="T39"> confirmed at the bottom of the window</text:span></text:p>
      <text:p text:style-name="P69">Click on </text:p>
      <text:p text:style-name="P69"><text:tab/>Process Job</text:p>
      <text:p text:style-name="P65"><text:span text:style-name="T39"><text:tab/>Open folder </text:span><text:span text:style-name="T40">(Eagle names this CAMOutputs)</text:span></text:p>
      <text:p text:style-name="P70"><text:tab/>Only the DrillFiles and GerberFiles are required for pcb fabrication </text:p>
      <text:p text:style-name="P70"><text:tab/>Use windows to send them to a compressed (zipped) folder.</text:p>
      <text:p text:style-name="P70"><text:tab/>This can be E-mailed to a pcb manufactur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4-06-04T15:54:49.105000000</dc:date>
    <meta:editing-duration>PT5H1M29S</meta:editing-duration>
    <meta:editing-cycles>41</meta:editing-cycles>
    <meta:document-statistic meta:table-count="2" meta:image-count="3" meta:object-count="0" meta:page-count="6" meta:paragraph-count="199" meta:word-count="1479" meta:character-count="8951" meta:non-whitespace-character-count="7395"/>
  </office:meta>
</office:document-meta>
</file>